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rompt" style:family="table">
      <style:table-properties style:width="17cm" table:align="margins" style:shadow="none" style:may-break-between-rows="true" table:border-model="collapsing"/>
    </style:style>
    <style:style style:name="Prompt.A" style:family="table-column">
      <style:table-column-properties style:column-width="8.5cm" style:rel-column-width="32767*"/>
    </style:style>
    <style:style style:name="Prompt.A1" style:family="table-cell">
      <style:table-cell-properties fo:background-color="#b2b2b2" fo:padding="0cm" fo:border="0.75pt solid #666666" style:writing-mode="page">
        <style:background-image/>
      </style:table-cell-properties>
    </style:style>
    <style:style style:name="Prompt.2" style:family="table-row">
      <style:table-row-properties fo:keep-together="auto"/>
    </style:style>
    <style:style style:name="Prompt.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B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A4" style:family="table-cell">
      <style:table-cell-properties fo:background-color="#eeeeee" fo:padding="0cm" fo:border="0.75pt solid #666666" style:writing-mode="page">
        <style:background-image/>
      </style:table-cell-properties>
    </style:style>
    <style:style style:name="Prompt.B4" style:family="table-cell">
      <style:table-cell-properties fo:background-color="#eeeeee" fo:padding="0cm" fo:border="0.75pt solid #666666" style:writing-mode="page">
        <style:background-image/>
      </style:table-cell-properties>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95875" officeooo:paragraph-rsid="00095875"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Prompt" table:style-name="Prompt" table:template-name="Simple Grid Rows">
        <table:table-column table:style-name="Prompt.A" table:number-columns-repeated="2"/>
        <table:table-row>
          <table:table-cell table:style-name="Prompt.A1" office:value-type="string">
            <text:p text:style-name="P1">Prompt</text:p>
          </table:table-cell>
          <table:table-cell table:style-name="Prompt.A1" office:value-type="string">
            <text:p text:style-name="P1">Answer</text:p>
          </table:table-cell>
        </table:table-row>
        <table:table-row table:style-name="Prompt.2">
          <table:table-cell table:style-name="Prompt.A2" office:value-type="string">
            <text:p text:style-name="P2">You are an Solution Architect and Senior Software Developer with great expierence in the area of Video Generation andn Face Recognition. In that role it is your task to analyse the requirement document attached . Your first tasks are following: 1. Select the 3rd Party Liberies to use so that it meets the requirements 2. Define a list of work packages for implementation 3. Setup the Project. Please specify what Project Type(s) should be created for the solution. Be on point in your description </text:p>
          </table:table-cell>
          <table:table-cell table:style-name="Prompt.B2" office:value-type="string">
            <text:p text:style-name="P2">Here's my analysis based on the requirements document:<text:line-break/><text:line-break/>### 1. Selection of Third-Party Libraries<text:line-break/>To meet the requirements of this project, I suggest the following third-party libraries:<text:line-break/><text:line-break/>- **Image Processing: OpenCV for .NET (Emgu CV)**<text:line-break/> <text:s/>- Purpose: Image resizing, alignment, and applying overlays.<text:line-break/> <text:s/>- Reason: Emgu CV is a .NET wrapper for OpenCV, which provides comprehensive image processing functionalities and is compatible with C#. It is free to use under the BSD license.<text:line-break/> <text:s/><text:line-break/>- **Face Detection: DlibDotNet**<text:line-break/> <text:s/>- Purpose: Detecting facial landmarks for face morphing.<text:line-break/> <text:s/>- Reason: DlibDotNet is a .NET wrapper of Dlib and supports accurate facial landmark detection, which is crucial for proper morphing. It is free for commercial use.<text:line-break/><text:line-break/>- **Video Generation: FFmpeg.Autogen or Xabe.FFmpeg**<text:line-break/> <text:s/>- Purpose: Creating time-lapse videos from morphed images.<text:line-break/> <text:s/>- Reason: Both libraries provide easy integration with FFmpeg for video encoding and are free to use. FFmpeg is a robust tool for video generation and allows specifying parameters like FPS and output formats.<text:line-break/><text:line-break/>### 2. List of Work Packages<text:line-break/>The following are the work packages for implementation:<text:line-break/><text:line-break/>1. **Setup and Configuration**<text:line-break/> <text:s text:c="2"/>- Install and set up Visual Studio 2022 Community Edition.<text:line-break/> <text:s text:c="2"/>- Add necessary third-party libraries (Emgu CV, DlibDotNet, FFmpeg.Autogen).<text:line-break/><text:line-break/>2. **Picture Size Adaptation Module**<text:line-break/> <text:s text:c="2"/>- Develop functionality to load images from a directory.<text:line-break/> <text:s text:c="2"/>- Implement resizing logic while maintaining aspect ratio.<text:line-break/> <text:s text:c="2"/>- Save resized images to the specified <text:soft-page-break/>directory.<text:line-break/><text:line-break/>3. **Picture Alignment Module**<text:line-break/> <text:s text:c="2"/>- Implement reference picture alignment based on user input.<text:line-break/> <text:s text:c="2"/>- Develop optional overlay feature.<text:line-break/><text:line-break/>4. **Facial Landmark Detection and Morphing**<text:line-break/> <text:s text:c="2"/>- Use DlibDotNet to detect facial landmarks.<text:line-break/> <text:s text:c="2"/>- Implement morphing logic between aligned images based on facial landmarks.<text:line-break/><text:line-break/>5. **Video Generation Module**<text:line-break/> <text:s text:c="2"/>- Develop logic to create a video from the morphed sequences.<text:line-break/> <text:s text:c="2"/>- Implement control via parameters like FPS and output file name.<text:line-break/><text:line-break/>6. **Command Line Interface (CLI)**<text:line-break/> <text:s text:c="2"/>- Develop the main program to parse command line arguments for all functionalities.<text:line-break/> <text:s text:c="2"/>- Ensure default values are properly defined for optional parameters.<text:line-break/><text:line-break/>7. **Testing and Validation**<text:line-break/> <text:s text:c="2"/>- Test with different sets of images to ensure all features work as expected.<text:line-break/> <text:s text:c="2"/>- Validate video output quality and parameter handling.<text:line-break/><text:line-break/>### 3. Project Setup<text:line-break/>The project should be created using Visual Studio 2022 Community Edition as a **C# Console Application**. This is because:<text:line-break/>- The primary interface is via command line.<text:line-break/>- A console application allows for easy parameter parsing and command line interaction.<text:line-break/><text:line-break/>Additionally:<text:line-break/>- **Class Library Projects** should be created to manage different modules:<text:line-break/> <text:s/>- **ImageProcessingLibrary**: Handles resizing, alignment, and overlay functionalities.<text:line-break/> <text:s/>- **FaceMorphingLibrary**: Responsible for facial landmark detection and morphing.<text:line-break/> <text:s/>- **VideoGenerationLibrary**: Manages the video creation using FFmpeg.<text:line-break/><text:soft-page-break/><text:line-break/>These modular class libraries help maintain clear separation of concerns and make the solution scalable and maintainable.<text:line-break/><text:line-break/>Let me know if you need any further details or adjustments on the plan.</text:p>
          </table:table-cell>
        </table:table-row>
        <table:table-row table:style-name="Prompt.2">
          <table:table-cell table:style-name="Prompt.A3" office:value-type="string">
            <text:p text:style-name="P2">which kind of c# console application would you recommend? .NET Core or .NET Framework? </text:p>
          </table:table-cell>
          <table:table-cell table:style-name="Prompt.B3" office:value-type="string">
            <text:p text:style-name="P2">For this project, I recommend using a **.NET Core Console Application** over the .NET Framework. Here's why:<text:line-break/><text:line-break/>### Advantages of .NET Core for This Project:<text:line-break/>1. **Cross-Platform Support**: Although the requirement is to run on a typical Desktop PC, .NET Core provides the flexibility to run on multiple platforms (Windows, Linux, macOS). This can be useful if deployment needs change in the future.<text:line-break/><text:line-break/>2. **Performance**: .NET Core is known for better performance compared to .NET Framework, particularly in areas like runtime optimizations, garbage collection, and scalability, which can be beneficial when processing large images and generating video sequences.<text:line-break/><text:line-break/>3. **Active Development and Long-Term Support**: .NET Core (and now .NET 6/7 under the unified .NET umbrella) is the future of .NET, with active development and support from Microsoft. The .NET Framework, by contrast, is no longer receiving new features and improvements beyond security patches.<text:line-break/><text:line-break/>4. **Dependency Management**: .NET Core has improved dependency management through NuGet, which provides flexibility for third-party libraries. It also has side-by-side installation, which makes it easier to handle versioning issues between dependencies.<text:line-break/><text:line-break/>5. **Command Line Interface (CLI) Support**: Since the application is invoked via command line, .NET Core provides a better and more powerful command line interface, making it easier for users to build, run, and manage applications directly from the terminal.<text:line-break/><text:line-break/>Given these factors, **.NET Core** would be <text:soft-page-break/>the optimal choice for a future-proof, performant, and flexible solution. The current version is **.NET 7**, which is a good starting point, as it has the latest features and improvements for development.</text:p>
          </table:table-cell>
        </table:table-row>
        <table:table-row>
          <table:table-cell table:style-name="Prompt.A4" office:value-type="string">
            <text:p text:style-name="P2">please verify if the suggested third party libaries are compatible with .NET Core </text:p>
          </table:table-cell>
          <table:table-cell table:style-name="Prompt.B4" office:value-type="string">
            <text:p text:style-name="P2">Let's verify the compatibility of each of the suggested third-party libraries with .NET Core:<text:line-break/><text:line-break/>### 1. **Emgu CV (OpenCV for .NET)**<text:line-break/>- **Compatibility**: Emgu CV supports .NET Core. Specifically, starting from version 4.x, Emgu CV has been made compatible with .NET Core/.NET 5+.<text:line-break/>- **Details**: You can use Emgu.CV with .NET Core by installing it via NuGet (`Emgu.CV`) and ensuring the necessary native OpenCV runtime binaries are available. It is compatible with Windows and other platforms supported by .NET Core.<text:line-break/><text:line-break/>### 2. **DlibDotNet**<text:line-break/>- **Compatibility**: DlibDotNet supports .NET Core. It has .NET Standard and .NET Core support, making it suitable for modern .NET projects, including .NET 5, 6, and 7.<text:line-break/>- **Details**: The library has specific system requirements for the Dlib binaries it wraps, and it requires additional native dependencies that need to be set up correctly for it to run smoothly.<text:line-break/><text:line-break/>### 3. **FFmpeg.Autogen or Xabe.FFmpeg**<text:line-break/>- **FFmpeg.Autogen**:<text:line-break/> <text:s/>- **Compatibility**: This library is compatible with .NET Core, and many developers use it to interface with FFmpeg for .NET Core applications.<text:line-break/> <text:s/>- **Details**: You can install it via NuGet, and it will work with the FFmpeg binaries that need to be installed separately.<text:line-break/>- **Xabe.FFmpeg**:<text:line-break/> <text:s/>- **Compatibility**: Xabe.FFmpeg also supports .NET Core/.NET Standard, and it is a good choice if you want a more abstracted interface to work with FFmpeg.<text:line-break/> <text:s/>- **Details**: It is designed to be easy to use with .NET Core applications and provides high-level abstractions for working with FFmpeg commands.<text:line-break/><text:line-break/><text:soft-page-break/>### Summary<text:line-break/>All three libraries—**Emgu CV**, **DlibDotNet**, and either **FFmpeg.Autogen** or **Xabe.FFmpeg**—are compatible with **.NET Core**. You can proceed with the recommended third-party libraries and safely use them in a .NET Core-based console application for this project.</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de" number:country="DE">
      <number:number number:min-integer-digits="1"/>
    </number:number-style>
    <number:text-style style:name="N20100" number:language="de" number:country="DE">
      <number:text-content/>
    </number:text-style>
    <style:style style:name="Simple_20_Grid_20_Rows.1" style:display-name="Simple Grid Rows.1"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2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2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2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2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6T23:07:12.810000000</meta:creation-date>
    <dc:date>2024-10-26T23:14:36.648000000</dc:date>
    <meta:editing-duration>PT7M23S</meta:editing-duration>
    <meta:editing-cycles>1</meta:editing-cycles>
    <meta:document-statistic meta:table-count="1" meta:image-count="0" meta:object-count="0" meta:page-count="5" meta:paragraph-count="8" meta:word-count="1110" meta:character-count="7453" meta:non-whitespace-character-count="6251"/>
    <meta:generator>LibreOffice/24.8.2.1$Windows_X86_64 LibreOffice_project/0f794b6e29741098670a3b95d60478a65d05ef13</meta:generator>
  </office:meta>
</office:document-meta>
</file>